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UTIERREZ MASIAS, MAUR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2246499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9736413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GUTIERREZ MASIAS, MAUR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224649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7/08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7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49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24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4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NDUAVIC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80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6T23:06:4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